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Black" svg:font-family="'Noto Sans Blac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ffffff" loext:opacity="100%" style:font-name="Noto Sans Black" fo:font-style="italic" officeooo:rsid="0012b168" officeooo:paragraph-rsid="0012b168" fo:background-color="#ff0000" style:font-style-asian="italic" style:font-style-complex="italic"/>
    </style:style>
    <style:style style:name="P2" style:family="paragraph" style:parent-style-name="Standard">
      <style:text-properties fo:color="#000000" loext:opacity="100%" style:font-name="Liberation Sans" fo:font-style="normal" fo:font-weight="normal" officeooo:rsid="0012b168" officeooo:paragraph-rsid="0012b168" fo:background-color="transparent" style:font-style-asian="normal" style:font-weight-asian="normal" style:font-style-complex="normal" style:font-weight-complex="normal"/>
    </style:style>
    <style:style style:name="P3" style:family="paragraph" style:parent-style-name="Standard">
      <style:text-properties fo:color="#000000" loext:opacity="100%" style:font-name="Liberation Sans" fo:font-style="normal" fo:font-weight="normal" officeooo:rsid="00155b1b" officeooo:paragraph-rsid="00155b1b" fo:background-color="transparent" style:font-style-asian="normal" style:font-weight-asian="normal" style:font-style-complex="normal" style:font-weight-complex="normal"/>
    </style:style>
    <style:style style:name="T1" style:family="text">
      <style:text-properties officeooo:rsid="001360a1"/>
    </style:style>
    <style:style style:name="T2" style:family="text">
      <style:text-properties officeooo:rsid="00155b1b"/>
    </style:style>
    <style:style style:name="T3" style:family="text">
      <style:text-properties officeooo:rsid="0015d9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ing Response 9</text:p>
      <text:p text:style-name="P1"/>
      <text:p text:style-name="P2">Right off the bat a big takeaway from the readings was the idea that intention matters more than action when understanding ethics. <text:span text:style-name="T1">Because of how karma is accumulated through thoughts, words, and deeds, the result of those actions matters less than the reason for doing those things. One could have negative intentions but stumble into a positive result, this wouldn’t </text:span><text:span text:style-name="T2">give a person positive karma. In fact it would even give them negative karma going by the idea that intention matters more than action.</text:span></text:p>
      <text:p text:style-name="P2"/>
      <text:p text:style-name="P3">In the next reading about suicide and euthanasia with respect to Buddhist ideas, I sort of expected the answers that I read about. Suicide gives you lots of negative karma, which makes sense as it also ends a life that could turn around in the future. <text:span text:style-name="T3">Euthanasia on the other hand is a bit more complicated of an issue as it’s generally reserved for unredeemable lives who are just in pain. At the same time the Buddhists still see this as a life so there comes a strong ethical dilemma in pl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Black" svg:font-family="'Noto Sans Blac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2:26:40.941117305</meta:creation-date>
    <dc:date>2025-03-27T13:21:47.926384823</dc:date>
    <meta:editing-duration>PT19M59S</meta:editing-duration>
    <meta:editing-cycles>1</meta:editing-cycles>
    <meta:document-statistic meta:table-count="0" meta:image-count="0" meta:object-count="0" meta:page-count="1" meta:paragraph-count="3" meta:word-count="179" meta:character-count="1017" meta:non-whitespace-character-count="841"/>
    <meta:generator>LibreOffice/24.8.5.2$Linux_X86_64 LibreOffice_project/480$Build-2</meta:generator>
  </office:meta>
</office:document-meta>
</file>